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3" calcext:value-type="float">
            <text:p>4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6" calcext:value-type="float">
            <text:p>1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8813559322034" calcext:value-type="float">
            <text:p>72.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29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20:48:04.103000000</dc:date>
    <meta:editing-duration>P1DT1H16M52S</meta:editing-duration>
    <meta:editing-cycles>124</meta:editing-cycles>
    <meta:generator>LibreOffice/24.8.6.2$Windows_X86_64 LibreOffice_project/6d98ba145e9a8a39fc57bcc76981d1fb1316c60c</meta:generator>
    <meta:document-statistic meta:table-count="1" meta:cell-count="527" meta:object-count="1"/>
  </office:meta>
</office:document-meta>
</file>